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Expositor</text:p>
          </table:table-cell>
          <table:table-cell table:style-name="ce1" office:value-type="string" calcext:value-type="string">
            <text:p>Posicao</text:p>
          </table:table-cell>
          <table:table-cell table:style-name="ce8" office:value-type="string" calcext:value-type="string">
            <text:p>Unidade</text:p>
          </table:table-cell>
          <table:table-cell table:style-name="ce8" office:value-type="string" calcext:value-type="string">
            <text:p>Referencia</text:p>
          </table:table-cell>
          <table:table-cell table:style-name="ce8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1" office:value-type="float" office:value="1062425" calcext:value-type="float">
            <text:p>10624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0443" calcext:value-type="float">
            <text:p>11104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84939" calcext:value-type="float">
            <text:p>108493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etro Quadrado</text:p>
          </table:table-cell>
          <table:table-cell table:style-name="ce9" office:value-type="string" calcext:value-type="string">
            <text:p>Coliseu Be Po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4834" calcext:value-type="float">
            <text:p>10948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2586" calcext:value-type="float">
            <text:p>10625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6075" calcext:value-type="float">
            <text:p>11160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82512" calcext:value-type="float">
            <text:p>10825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83657" calcext:value-type="float">
            <text:p>10836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3215" calcext:value-type="float">
            <text:p>10632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6729" calcext:value-type="float">
            <text:p>11167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2716" calcext:value-type="float">
            <text:p>10627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2151" calcext:value-type="float">
            <text:p>10621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2157" calcext:value-type="float">
            <text:p>1062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4018" calcext:value-type="float">
            <text:p>1064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2181" calcext:value-type="float">
            <text:p>1062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05812" calcext:value-type="float">
            <text:p>11058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67701" calcext:value-type="float">
            <text:p>10677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3977" calcext:value-type="float">
            <text:p>1093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83778" calcext:value-type="float">
            <text:p>10837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etro Quadrado</text:p>
          </table:table-cell>
          <table:table-cell table:style-name="ce8" office:value-type="string" calcext:value-type="string">
            <text:p>Audaz Dgr Na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8112" calcext:value-type="float">
            <text:p>1078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8722" calcext:value-type="float">
            <text:p>10787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7475" calcext:value-type="float">
            <text:p>10774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3008" calcext:value-type="float">
            <text:p>1073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05511" calcext:value-type="float">
            <text:p>11055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85893" calcext:value-type="float">
            <text:p>10858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13999" calcext:value-type="float">
            <text:p>1113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09164" calcext:value-type="float">
            <text:p>11091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94740" calcext:value-type="float">
            <text:p>10947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78261" calcext:value-type="float">
            <text:p>1078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etro Quadrado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Metro Quadrado</text:p>
          </table:table-cell>
          <table:table-cell table:style-name="ce8" office:value-type="string" calcext:value-type="string">
            <text:p>Munich Dgr Na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9" office:value-type="float" office:value="1108940" calcext:value-type="float">
            <text:p>1108940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float" office:value="33" calcext:value-type="float">
            <text:p>33</text:p>
          </table:table-cell>
          <table:table-cell table:style-name="ce2" office:value-type="string" calcext:value-type="string">
            <text:p>Metro Quadrado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3">
          <table:table-cell/>
          <table:table-cell table:style-name="ce2"/>
          <table:table-cell/>
          <table:table-cell table:style-name="ce2"/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50:06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5T16:50:21.821000000</dc:date>
    <meta:editing-duration>PT55M3S</meta:editing-duration>
    <meta:editing-cycles>7</meta:editing-cycles>
    <meta:document-statistic meta:table-count="1" meta:cell-count="174" meta:object-count="0"/>
  </office:meta>
</office:document-meta>
</file>